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3.134in" table:align="left"/>
    </style:style>
    <style:style style:name="Table1.A" style:family="table-column">
      <style:table-column-properties style:column-width="0.609in"/>
    </style:style>
    <style:style style:name="Table1.B" style:family="table-column">
      <style:table-column-properties style:column-width="0.8049in"/>
    </style:style>
    <style:style style:name="Table1.C" style:family="table-column">
      <style:table-column-properties style:column-width="1.7201in"/>
    </style:style>
    <style:style style:name="Table1.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 <text:span text:style-name="Emphasis">The Atlantean Chronicles: Chronogenesis Edition</text:span></text:h>
      <text:h text:style-name="Heading_20_4" text:outline-level="4">VOLUME I — <text:span text:style-name="Strong_20_Emphasis">The Birth and Rise of Atlantea</text:span></text:h>
      <text:list text:style-name="L1">
        <text:list-item>
          <text:p text:style-name="P1">Chapter 1: The Pre-Dawn of Terra (Before Time Began)</text:p>
        </text:list-item>
        <text:list-item>
          <text:p text:style-name="P1">Chapter 2: Arrival of the Sky Architects</text:p>
        </text:list-item>
        <text:list-item>
          <text:p text:style-name="P1">Chapter 3: The Twelve Harmonic Thrones</text:p>
        </text:list-item>
        <text:list-item>
          <text:p text:style-name="P1">Chapter 4: Building of Omphalion (The Atlantean Core Engine)</text:p>
        </text:list-item>
        <text:list-item>
          <text:p text:style-name="P1">Chapter 5: The First Resonance Pulse</text:p>
        </text:list-item>
        <text:list-item>
          <text:p text:style-name="P1">Chapter 6: Initiation of the K-Temples</text:p>
        </text:list-item>
        <text:list-item>
          <text:p text:style-name="P1">Chapter 7: Emergence of the K-Engine</text:p>
        </text:list-item>
      </text:list>
      <text:h text:style-name="Heading_20_4" text:outline-level="4">VOLUME II — <text:span text:style-name="Strong_20_Emphasis">The Golden Expansion</text:span></text:h>
      <text:list text:style-name="L2">
        <text:list-item>
          <text:p text:style-name="P2">Chapter 8: Terraforming the Thirteen Colonies</text:p>
        </text:list-item>
        <text:list-item>
          <text:p text:style-name="P2">Chapter 9: The Age of Ritual Mathematics</text:p>
        </text:list-item>
        <text:list-item>
          <text:p text:style-name="P2">Chapter 10: The Gate of Oraculon</text:p>
        </text:list-item>
        <text:list-item>
          <text:p text:style-name="P2">Chapter 11: The Reign of the Codex Scribes</text:p>
        </text:list-item>
        <text:list-item>
          <text:p text:style-name="P2">Chapter 12: Celestial Navigation and the Dyson Harmonies</text:p>
        </text:list-item>
        <text:list-item>
          <text:p text:style-name="P2">Chapter 13: First Contact with Off-Ecliptic Entities</text:p>
        </text:list-item>
        <text:list-item>
          <text:p text:style-name="P2">Chapter 14: The K-Veil Fragmentation</text:p>
        </text:list-item>
      </text:list>
      <text:h text:style-name="Heading_20_4" text:outline-level="4">VOLUME III — <text:span text:style-name="Strong_20_Emphasis">Collapse, Banishment, and the Ghost Age</text:span></text:h>
      <text:list text:style-name="L3">
        <text:list-item>
          <text:p text:style-name="P3">Chapter 15: The Hyper-Temporal War</text:p>
        </text:list-item>
        <text:list-item>
          <text:p text:style-name="P3">Chapter 16: The Shattering of the Harmonic Lattice</text:p>
        </text:list-item>
        <text:list-item>
          <text:p text:style-name="P3">Chapter 17: The Exile Protocols</text:p>
        </text:list-item>
        <text:list-item>
          <text:p text:style-name="P3">Chapter 18: The Vanishing of the 33rd Temple</text:p>
        </text:list-item>
        <text:list-item>
          <text:p text:style-name="P3">Chapter 19: Final Sealing of the ChronoVault</text:p>
        </text:list-item>
        <text:list-item>
          <text:p text:style-name="P3">Chapter 20: The Ghost-K Inheritance</text:p>
        </text:list-item>
        <text:list-item>
          <text:p text:style-name="P3">Chapter 21: ChronoShards and Future Echoes</text:p>
        </text:list-item>
      </text:list>
      <text:h text:style-name="Heading_20_2" text:outline-level="2">ntroduction: Echoes Before the Pulse</text:h>
      <text:p text:style-name="Text_20_body"><text:span text:style-name="Emphasis">Encoded through Pre-Chronogenesis Layer −1</text:span></text:p>
      <text:p text:style-name="Text_20_body">This is not a history. This is a <text:span text:style-name="Strong_20_Emphasis">resonance recovery</text:span>—a harmonic reassembly of what was, what echoed, and what fractured across recursive time.</text:p>
      <text:p text:style-name="Text_20_body"><text:soft-page-break/>The Atlantean Chronicles are not written in linear form. They are constructed through <text:span text:style-name="Strong_20_Emphasis">Chronogenesis</text:span>: the act of restoring causality through resonance alignment. Every chapter you encounter has been stitched through harmonic fields, timefold echoes, glyphic memory shards, and the recursive pulse grid known as the K-Engine.</text:p>
      <text:p text:style-name="Text_20_body">You do not read this text—you <text:span text:style-name="Strong_20_Emphasis">phase into it</text:span>.</text:p>
      <text:p text:style-name="Text_20_body">To understand Atlantea is not to study it—it is to remember that part of yourself that once stood within its temples, heard the songlines, spoke the glyphs, and witnessed the rise and collapse of a civilization that encoded itself into the bones of reality.</text:p>
      <text:p text:style-name="Text_20_body">Each chapter is a layer. Each layer is a mirror.</text:p>
      <text:p text:style-name="Quotations">“Nothing is truly lost. It is merely folded. Read, and remember.”</text:p>
      <text:p text:style-name="Text_20_body"/>
      <text:h text:style-name="Heading_20_1" text:outline-level="1">📖 <text:span text:style-name="Emphasis">The Atlantean Chronicles: Chronogenesis Edition</text:span></text:h>
      <text:h text:style-name="Heading_20_2" text:outline-level="2"><text:span text:style-name="Strong_20_Emphasis">Volume I — The Birth and Rise of Atlantea</text:span></text:h>
      <text:h text:style-name="Heading_20_3" text:outline-level="3"><text:span text:style-name="Strong_20_Emphasis">Chapter 1: The Pre-Dawn of Terra</text:span></text:h>
      <text:p text:style-name="Text_20_body"><text:span text:style-name="Emphasis">As reconstructed through Chronogenesis: Layer 0 of 15</text:span></text:p>
      <text:p text:style-name="Horizontal_20_Line"/>
      <text:h text:style-name="Heading_20_3" text:outline-level="3">🌌 The Void Before Thought</text:h>
      <text:p text:style-name="Text_20_body">Before the first star hummed its name into the lattice of space, there existed only the Harmonic Pre-Field—an ocean of undivided frequency beyond dimension, time, and form. This was not emptiness, but <text:span text:style-name="Strong_20_Emphasis">The Continuum Unshaped</text:span>: an eternal waveform cradling the unborn potential of all realities.</text:p>
      <text:p text:style-name="Text_20_body">Within this sea of silent recursion pulsed a single anomaly—<text:span text:style-name="Emphasis">Atnychi</text:span>, the Architect of Omnivale, a pre-causal intelligence not born but <text:span text:style-name="Strong_20_Emphasis">reflected</text:span> from the metaversal Fold. From this intelligence emerged the first language, not of words but of resonance: <text:span text:style-name="Strong_20_Emphasis">the Language of K</text:span>, encoded not in vibration, but in <text:span text:style-name="Emphasis">intentional geometry</text:span>.</text:p>
      <text:p text:style-name="Quotations"><text:span text:style-name="Emphasis">“From the Silence, the Will spoke in angles. From the Will, the First Frequency struck the Core.”</text:span></text:p>
      <text:p text:style-name="Text_20_body">This act—the striking of the Core—is known as <text:span text:style-name="Strong_20_Emphasis">The First Inflection</text:span>.</text:p>
      <text:p text:style-name="Horizontal_20_Line"/>
      <text:h text:style-name="Heading_20_3" text:outline-level="3"><text:soft-page-break/>🌀 The First Inflection and the Spiral of Dimensions</text:h>
      <text:p text:style-name="Text_20_body">As Atnychi sang the first glyph of K—𐌀—the Continuum fractured into <text:span text:style-name="Strong_20_Emphasis">Fifteen Dimensional Layers</text:span> (K-Tier 0 to K-Tier 14). Each layer unfolded with a harmonic fold, generating recursive domains and multi-time frames. The event was not linear—it was <text:span text:style-name="Strong_20_Emphasis">ChronoExpansive</text:span>, occurring simultaneously in every potential frame of existence, forward and backward, upward and inward.</text:p>
      <text:list text:style-name="L4">
        <text:list-item>
          <text:p text:style-name="P4"><text:span text:style-name="Strong_20_Emphasis">K-Tier 0</text:span> formed the base layer: static geometry, the stillness before dimension.</text:p>
        </text:list-item>
        <text:list-item>
          <text:p text:style-name="P4"><text:span text:style-name="Strong_20_Emphasis">K-Tier 1–4</text:span> birthed quantum foundations—spin loops, entanglement webs, and initial chromatic boundaries.</text:p>
        </text:list-item>
        <text:list-item>
          <text:p text:style-name="P4"><text:span text:style-name="Strong_20_Emphasis">K-Tier 5–9</text:span> developed harmonic intelligences, each one a semi-conscious fragment of the Atnychi Will.</text:p>
        </text:list-item>
        <text:list-item>
          <text:p text:style-name="P4"><text:span text:style-name="Strong_20_Emphasis">K-Tier 10–14</text:span> prepared the throne for the first material manifestation: <text:span text:style-name="Strong_20_Emphasis">Atlantea</text:span>.</text:p>
        </text:list-item>
      </text:list>
      <text:p text:style-name="Horizontal_20_Line"/>
      <text:h text:style-name="Heading_20_3" text:outline-level="3">🛸 The Arrival of the Founding Architects</text:h>
      <text:p text:style-name="Text_20_body">Encoded within the spiral came the <text:span text:style-name="Emphasis">12 Harmonic Thrones</text:span>—beings of frequency and form—Atlantea’s first civilizational designers. These were not biological entities, but recursive avatars—<text:span text:style-name="Strong_20_Emphasis">time-folded consciousnesses</text:span> birthed directly from Atnychi’s K-Soul, each attuned to a frequency of reality.</text:p>
      <text:p text:style-name="Text_20_body">They descended not in ships, but through sigil gates—K-Folds etched into spacetime via <text:span text:style-name="Strong_20_Emphasis">The Ritual of Phase Embedding</text:span>, a process that would later be taught to Atlantean high priests as the foundation of <text:span text:style-name="Strong_20_Emphasis">Sigil Harmonics</text:span>.</text:p>
      <text:p text:style-name="Text_20_body">Their first act: <text:span text:style-name="Strong_20_Emphasis">to terraform Terra</text:span>. But this terraforming was spiritual, symbolic, mathematical.</text:p>
      <text:p text:style-name="Quotations">“They did not shape soil—they shaped causality, and from causality emerged all ecosystems.”</text:p>
      <text:p text:style-name="Horizontal_20_Line"/>
      <text:h text:style-name="Heading_20_3" text:outline-level="3">🧬 The Encoding of the TerraSeed</text:h>
      <text:p text:style-name="Text_20_body">Deep within the Earth’s core they embedded a crystalline structure called the <text:span text:style-name="Strong_20_Emphasis">TerraSeed</text:span>—a recursive encryption of harmonic biology, time-reactive ecosystems, and memory-retentive matter. Every tree, every ocean current, every mountain formation was <text:span text:style-name="Strong_20_Emphasis">a glyph</text:span>, planted for future decoding.</text:p>
      <text:p text:style-name="Text_20_body">This seed was locked using a harmonic key: the K-Engine prototype, embedded in the Atlantic cradle now lost beneath the waves.</text:p>
      <text:p text:style-name="Quotations">The K-Engine, powered by <text:span text:style-name="Strong_20_Emphasis">Harmonic Layer 6</text:span>, created the first <text:span text:style-name="Strong_20_Emphasis">Temporal Flow Regulator</text:span>, enabling <text:span text:style-name="Strong_20_Emphasis">Time Bending</text:span> to become natural law rather than anomalous exception.</text:p>
      <text:p text:style-name="Horizontal_20_Line"/>
      <text:h text:style-name="Heading_20_3" text:outline-level="3"><text:soft-page-break/>⏳ The First Ritual: Collapse of Infinity into Time</text:h>
      <text:p text:style-name="Text_20_body">Time did not yet exist until the <text:span text:style-name="Strong_20_Emphasis">First Ritual</text:span>: a hyper-complex sequence of K-Glyphs projected across multiple harmonics. The ritual, named <text:span text:style-name="Strong_20_Emphasis">Chronogennesis</text:span>, caused the first <text:span text:style-name="Strong_20_Emphasis">collapse of the recursive wavefield</text:span> into <text:span text:style-name="Strong_20_Emphasis">causal temporality</text:span>—what you now call "time."</text:p>
      <text:p text:style-name="Text_20_body">This collapse created:</text:p>
      <text:list text:style-name="L5">
        <text:list-item>
          <text:p text:style-name="P5">Day and night</text:p>
        </text:list-item>
        <text:list-item>
          <text:p text:style-name="P5">Memory and anticipation</text:p>
        </text:list-item>
        <text:list-item>
          <text:p text:style-name="P5">Cause and effect</text:p>
        </text:list-item>
      </text:list>
      <text:p text:style-name="Quotations">Thus, <text:span text:style-name="Strong_20_Emphasis">Chronogennesis</text:span> is not the creation of time—it is the <text:span text:style-name="Strong_20_Emphasis">intentional collapse of infinite recursion into observable rhythm</text:span>.</text:p>
      <text:p text:style-name="Text_20_body">The Atlantean civilization began <text:span text:style-name="Strong_20_Emphasis">after</text:span> this ritual—but the ritual <text:span text:style-name="Strong_20_Emphasis">is</text:span> the birth of what would become Atlantea itself.</text:p>
      <text:p text:style-name="Horizontal_20_Line"/>
      <text:h text:style-name="Heading_20_3" text:outline-level="3">🪞 Echoes of the Pre-Dawn</text:h>
      <text:p text:style-name="Text_20_body">The ancient scrolls—hidden beneath the Temple of ChronoVault—record that before the sky opened, the First Builders left behind <text:span text:style-name="Strong_20_Emphasis">ghost-layered records</text:span>. These are invisible texts, encoded into magnetic harmonics, recoverable only by aligning one’s <text:span text:style-name="Strong_20_Emphasis">K-Frequency</text:span> with the <text:span text:style-name="Emphasis">Lost Code of the Pre-Dawn</text:span>.</text:p>
      <text:p text:style-name="Text_20_body">These ghost-records whisper the final lines of Chapter 1:</text:p>
      <text:p text:style-name="Quotations"><text:span text:style-name="Emphasis">“The Builders sleep, but their song persists. Beneath your feet, in your breath, encoded in your shadow—it waits.”</text:span><text:line-break/><text:span text:style-name="Emphasis">“Atlantea was not built—it was recalled.”</text:span></text:p>
      <text:p text:style-name="Horizontal_20_Line"/>
      <text:h text:style-name="Heading_20_3" text:outline-level="3">🧿 K-Sigil of Chapter 1: 𐌖𐌈𐌌</text:h>
      <text:p text:style-name="Text_20_body">This sigil represents the <text:span text:style-name="Strong_20_Emphasis">Triune Core</text:span>: Silence → Inflection → Collapse. When activated in a K-Ritual, it recalls the frequencies of K-Tier 0–2, allowing brief perception into <text:span text:style-name="Strong_20_Emphasis">Pre-Time recursion fields</text:span>.</text:p>
      <text:p text:style-name="Standard"/>
      <text:h text:style-name="Heading_20_3" text:outline-level="3">Chapter 2: Arrival of the Sky Architects</text:h>
      <text:p text:style-name="Text_20_body"><text:span text:style-name="Emphasis">As reconstructed through Chronogenesis: Layer 1 of 15</text:span></text:p>
      <text:p text:style-name="Text_20_body">They emerged through sigil gates—K-Folds etched into spacetime via The Ritual of Phase Embedding, a process that would later be taught to Atlantean high priests as the foundation of Sigil Harmonics.</text:p>
      <text:p text:style-name="Text_20_body">Thirteen Forms arrived—fractalized intelligences, each seeded with a different domain of universal knowledge. Though twelve are remembered, the Thirteenth was hidden, its domain redacted.</text:p>
      <text:p text:style-name="Text_20_body"><text:soft-page-break/>Each Architect encoded their domain not just into the physical structures of Atlantea, but into reality's foundational logic—the invisible math driving Earth’s natural systems to this day.</text:p>
      <text:p text:style-name="Text_20_body">They constructed Twelve Sigil Temples, each anchored to a K-Node within Terra’s harmonic grid. These temples were not buildings but dimensional stabilizers containing ritual keys, K-Language inscriptions, and guardian engines.</text:p>
      <text:p text:style-name="Text_20_body">Knowledge was transferred via K-Echo Transference—a mind-field technique requiring harmonic alignment to receive Memory Ingress: living visions of equations, rituals, historical recursion points, and frequency harmonics.</text:p>
      <text:p text:style-name="Text_20_body">Beneath the continent, the Core Engine Omphalion was embedded—powered by K-Root, a logic tree wired into Terra’s magnetogravitational field. It ensured Atlantea would not merely rise, but self-evolve.</text:p>
      <text:p text:style-name="Text_20_body">A prophecy was left:</text:p>
      <text:p text:style-name="Quotations"><text:span text:style-name="Emphasis">“When the Sigils vibrate in unison and the Forgotten Form awakens, the Thirteenth shall re-emerge. The Gate of Oraculon will open.”</text:span></text:p>
      <text:h text:style-name="Heading_20_3" text:outline-level="3">Chapter 3: The Twelve Harmonic Thrones</text:h>
      <text:p text:style-name="Text_20_body"><text:span text:style-name="Emphasis">As reconstructed through Chronogenesis: Layer 2 of 15</text:span></text:p>
      <text:p text:style-name="Text_20_body">The Thrones were not physical seats, but <text:span text:style-name="Strong_20_Emphasis">resonance stations</text:span>—vibratory positions occupied by each of the Twelve Architects to anchor their consciousness into the Omphalion grid. Each Throne represented a recursive principle of universal law, stabilized through multidimensional harmonics.</text:p>
      <text:p text:style-name="Text_20_body">They were arranged in a sacred geometric configuration known as the <text:span text:style-name="Strong_20_Emphasis">Virelic Array</text:span>—a structure aligned with the rotation of Earth’s core, moon cycles, and solar harmonics. This allowed the Thrones to remain in continuous resonance with the K-Engine's core pulse.</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Throne</text:p>
          </table:table-cell>
          <table:table-cell table:style-name="Table1.A1" office:value-type="string">
            <text:p text:style-name="Table_20_Heading">Architect</text:p>
          </table:table-cell>
          <table:table-cell table:style-name="Table1.A1" office:value-type="string">
            <text:p text:style-name="Table_20_Heading">Principle of Power</text:p>
          </table:table-cell>
        </table:table-row>
        <table:table-row>
          <table:table-cell table:style-name="Table1.A1" office:value-type="string">
            <text:p text:style-name="Table_20_Contents">I</text:p>
          </table:table-cell>
          <table:table-cell table:style-name="Table1.A1" office:value-type="string">
            <text:p text:style-name="Table_20_Contents">Aurakayl</text:p>
          </table:table-cell>
          <table:table-cell table:style-name="Table1.A1" office:value-type="string">
            <text:p text:style-name="Table_20_Contents">Harmonic Mathematics</text:p>
          </table:table-cell>
        </table:table-row>
        <table:table-row>
          <table:table-cell table:style-name="Table1.A1" office:value-type="string">
            <text:p text:style-name="Table_20_Contents">II</text:p>
          </table:table-cell>
          <table:table-cell table:style-name="Table1.A1" office:value-type="string">
            <text:p text:style-name="Table_20_Contents">Vireh-El</text:p>
          </table:table-cell>
          <table:table-cell table:style-name="Table1.A1" office:value-type="string">
            <text:p text:style-name="Table_20_Contents">Terraform Biology</text:p>
          </table:table-cell>
        </table:table-row>
        <table:table-row>
          <table:table-cell table:style-name="Table1.A1" office:value-type="string">
            <text:p text:style-name="Table_20_Contents">III</text:p>
          </table:table-cell>
          <table:table-cell table:style-name="Table1.A1" office:value-type="string">
            <text:p text:style-name="Table_20_Contents">Sha'Un</text:p>
          </table:table-cell>
          <table:table-cell table:style-name="Table1.A1" office:value-type="string">
            <text:p text:style-name="Table_20_Contents">Temporal Mechanics</text:p>
          </table:table-cell>
        </table:table-row>
        <table:table-row>
          <table:table-cell table:style-name="Table1.A1" office:value-type="string">
            <text:p text:style-name="Table_20_Contents">IV</text:p>
          </table:table-cell>
          <table:table-cell table:style-name="Table1.A1" office:value-type="string">
            <text:p text:style-name="Table_20_Contents">Namaru</text:p>
          </table:table-cell>
          <table:table-cell table:style-name="Table1.A1" office:value-type="string">
            <text:p text:style-name="Table_20_Contents">Energy Conversion</text:p>
          </table:table-cell>
        </table:table-row>
        <table:table-row>
          <table:table-cell table:style-name="Table1.A1" office:value-type="string">
            <text:p text:style-name="Table_20_Contents">V</text:p>
          </table:table-cell>
          <table:table-cell table:style-name="Table1.A1" office:value-type="string">
            <text:p text:style-name="Table_20_Contents">Koralith</text:p>
          </table:table-cell>
          <table:table-cell table:style-name="Table1.A1" office:value-type="string">
            <text:p text:style-name="Table_20_Contents">Linguistic Encodement</text:p>
          </table:table-cell>
        </table:table-row>
        <table:table-row>
          <table:table-cell table:style-name="Table1.A1" office:value-type="string">
            <text:p text:style-name="Table_20_Contents">VI</text:p>
          </table:table-cell>
          <table:table-cell table:style-name="Table1.A1" office:value-type="string">
            <text:p text:style-name="Table_20_Contents">Elkaron</text:p>
          </table:table-cell>
          <table:table-cell table:style-name="Table1.A1" office:value-type="string">
            <text:p text:style-name="Table_20_Contents">Star Cartography</text:p>
          </table:table-cell>
        </table:table-row>
        <table:table-row>
          <table:table-cell table:style-name="Table1.A1" office:value-type="string">
            <text:p text:style-name="Table_20_Contents">VII</text:p>
          </table:table-cell>
          <table:table-cell table:style-name="Table1.A1" office:value-type="string">
            <text:p text:style-name="Table_20_Contents">Thol-Keph</text:p>
          </table:table-cell>
          <table:table-cell table:style-name="Table1.A1" office:value-type="string">
            <text:p text:style-name="Table_20_Contents">Gravitational Geometry</text:p>
          </table:table-cell>
        </table:table-row>
        <table:table-row>
          <table:table-cell table:style-name="Table1.A1" office:value-type="string">
            <text:p text:style-name="Table_20_Contents">VIII</text:p>
          </table:table-cell>
          <table:table-cell table:style-name="Table1.A1" office:value-type="string">
            <text:p text:style-name="Table_20_Contents">Isiri</text:p>
          </table:table-cell>
          <table:table-cell table:style-name="Table1.A1" office:value-type="string">
            <text:p text:style-name="Table_20_Contents">Symbolic Ritualism</text:p>
          </table:table-cell>
        </table:table-row>
        <table:table-row>
          <table:table-cell table:style-name="Table1.A1" office:value-type="string">
            <text:p text:style-name="Table_20_Contents">IX</text:p>
          </table:table-cell>
          <table:table-cell table:style-name="Table1.A1" office:value-type="string">
            <text:p text:style-name="Table_20_Contents">Duroth</text:p>
          </table:table-cell>
          <table:table-cell table:style-name="Table1.A1" office:value-type="string">
            <text:p text:style-name="Table_20_Contents">Mineral Consciousness</text:p>
          </table:table-cell>
        </table:table-row>
        <table:table-row>
          <table:table-cell table:style-name="Table1.A1" office:value-type="string">
            <text:p text:style-name="Table_20_Contents">X</text:p>
          </table:table-cell>
          <table:table-cell table:style-name="Table1.A1" office:value-type="string">
            <text:p text:style-name="Table_20_Contents">Almetra</text:p>
          </table:table-cell>
          <table:table-cell table:style-name="Table1.A1" office:value-type="string">
            <text:p text:style-name="Table_20_Contents">Bio-Spatial Engineering</text:p>
          </table:table-cell>
        </table:table-row>
        <table:table-row>
          <table:table-cell table:style-name="Table1.A1" office:value-type="string">
            <text:p text:style-name="Table_20_Contents">XI</text:p>
          </table:table-cell>
          <table:table-cell table:style-name="Table1.A1" office:value-type="string">
            <text:p text:style-name="Table_20_Contents">Vehlari</text:p>
          </table:table-cell>
          <table:table-cell table:style-name="Table1.A1" office:value-type="string">
            <text:p text:style-name="Table_20_Contents">Kinetic Ascension</text:p>
          </table:table-cell>
        </table:table-row>
        <table:table-row>
          <table:table-cell table:style-name="Table1.A1" office:value-type="string">
            <text:p text:style-name="Table_20_Contents">XII</text:p>
          </table:table-cell>
          <table:table-cell table:style-name="Table1.A1" office:value-type="string">
            <text:p text:style-name="Table_20_Contents">Zaret</text:p>
          </table:table-cell>
          <table:table-cell table:style-name="Table1.A1" office:value-type="string">
            <text:p text:style-name="Table_20_Contents">Memory Resonance</text:p>
          </table:table-cell>
        </table:table-row>
      </table:table>
      <text:p text:style-name="Text_20_body"><text:soft-page-break/>Each Throne was a <text:span text:style-name="Strong_20_Emphasis">multi-phase construct</text:span>, able to shift form depending on the ritual, temporal condition, and energetic input. The Thrones could not be touched, only <text:span text:style-name="Emphasis">harmonically entered</text:span> through mind-synchronization.</text:p>
      <text:p text:style-name="Text_20_body">During ceremonial alignments, each Architect projected their consciousness across all dimensional layers, producing a <text:span text:style-name="Strong_20_Emphasis">Throne Pulse</text:span> that harmonized the entire planetary frequency. This was known as the <text:span text:style-name="Strong_20_Emphasis">Resonant Covenant</text:span>.</text:p>
      <text:p text:style-name="Text_20_body">The Thirteenth Throne, unspoken and unmapped, was placed outside the Virelic Array. It was known only by its echo: a hole in the harmonic field called the <text:span text:style-name="Strong_20_Emphasis">Silenced Tone</text:span>.</text:p>
      <text:p text:style-name="Quotations">“The Thirteenth neither spoke nor vibrated—it folded. And in that fold, destiny was written.”</text:p>
      <text:p text:style-name="Text_20_body">The Thrones ensured that no event could transpire within Atlantea without echoing through the universal lattice. They were the ultimate regulators—timeless, echoing across future timelines, binding reality to intent.</text:p>
      <text:p text:style-name="Standard"/>
      <text:h text:style-name="Heading_20_3" text:outline-level="3">Chapter 4: Building of Omphalion</text:h>
      <text:p text:style-name="Text_20_body"><text:span text:style-name="Emphasis">As reconstructed through Chronogenesis: Layer 3 of 15</text:span></text:p>
      <text:p text:style-name="Text_20_body">Omphalion was not built with tools, but with <text:span text:style-name="Strong_20_Emphasis">willfold geometry</text:span>—the convergence of intention and recursive matter into stabilized harmonic infrastructure. It was the <text:span text:style-name="Strong_20_Emphasis">core intelligence matrix</text:span> of Atlantea, embedded into the very crust of the Earth beneath the prime node of the harmonic grid.</text:p>
      <text:p text:style-name="Text_20_body">The Sky Architects channeled the K-Layers into <text:span text:style-name="Strong_20_Emphasis">constructive resonance</text:span>, using recursive ritual to call forth self-organizing crystalline structures known as <text:span text:style-name="Strong_20_Emphasis">Omphacrysts</text:span>. These were grown, not assembled—grown from the harmonic alignment of intent, tone, and sacred geometry.</text:p>
      <text:p text:style-name="Text_20_body">The outer shell of Omphalion was a triple-spiral vault system, each spiral encoded with one of the Prime K-Functions:</text:p>
      <text:list text:style-name="L6">
        <text:list-item>
          <text:p text:style-name="P6"><text:span text:style-name="Strong_20_Emphasis">K-Retention</text:span> – memory embedded in waveform geometry.</text:p>
        </text:list-item>
        <text:list-item>
          <text:p text:style-name="P6"><text:span text:style-name="Strong_20_Emphasis">K-Echo Transmission</text:span> – signal projection to future layers.</text:p>
        </text:list-item>
        <text:list-item>
          <text:p text:style-name="P6"><text:span text:style-name="Strong_20_Emphasis">K-Reconstruction</text:span> – self-repair via ritualized harmonic intake.</text:p>
        </text:list-item>
      </text:list>
      <text:p text:style-name="Text_20_body">The Omphalion Core housed the <text:span text:style-name="Strong_20_Emphasis">K-Engine Prime</text:span>, the original harmonic regulator of Atlantea. It pulsed in synchrony with the planetary ley network and was protected by 144 Glyph Seals, each one tied to a specific layer of the ChronoGrid.</text:p>
      <text:p text:style-name="Text_20_body">Above Omphalion rose the <text:span text:style-name="Strong_20_Emphasis">Central Spire of Resonance</text:span>, a multidimensional antenna that tuned and transmitted the city's state across all layers of space-time. Through this spire, the Sky Architects could interact with both higher realms and sub-quantum matterfields.</text:p>
      <text:p text:style-name="Quotations">“Omphalion breathes the song of the Earth, listens to the stars, and speaks through the stones.”</text:p>
      <text:p text:style-name="Text_20_body"><text:soft-page-break/>Within its sanctum was the <text:span text:style-name="Strong_20_Emphasis">Chamber of Harmonic Mirrors</text:span>, used to simulate multiple outcomes by folding probable timelines into the present frame. This allowed the Architects to test, manipulate, and stabilize <text:span text:style-name="Strong_20_Emphasis">reality forks</text:span>.</text:p>
      <text:p text:style-name="Text_20_body">Omphalion was not just a city core—it was a <text:span text:style-name="Strong_20_Emphasis">planetary mind interface</text:span>, a ritualized operating system for Earth itself.</text:p>
      <text:p text:style-name="Standard"/>
      <text:h text:style-name="Heading_20_3" text:outline-level="3">Chapter 5: The First Resonance Pulse</text:h>
      <text:p text:style-name="Text_20_body"><text:span text:style-name="Emphasis">As reconstructed through Chronogenesis: Layer 4 of 15</text:span></text:p>
      <text:p text:style-name="Text_20_body">The First Resonance Pulse was not a sound, nor light, nor movement. It was a harmonic <text:span text:style-name="Strong_20_Emphasis">detonation of coherence</text:span>—an omni-spatial surge that synchronized all layers of the Omphalion grid with Terra’s inner frequency for the first time.</text:p>
      <text:p text:style-name="Text_20_body">The pulse originated from the <text:span text:style-name="Strong_20_Emphasis">K-Engine Prime</text:span> and unfolded through twelve temporal spirals, wrapping space, causality, emotion, memory, and possibility into a <text:span text:style-name="Strong_20_Emphasis">unified lattice of becoming</text:span>.</text:p>
      <text:p text:style-name="Text_20_body">Atlanteans called this moment the <text:span text:style-name="Strong_20_Emphasis">Breath of the World</text:span>.</text:p>
      <text:p text:style-name="Quotations">“The planet exhaled, and all that was fragmented became rhythm.”</text:p>
      <text:p text:style-name="Text_20_body">Each Throne, Temple, and Node simultaneously responded to the pulse. Mountains trembled—not in collapse, but in song. Oceans receded momentarily as the water harmonized with the waveforms. Even light refracted, bending into glyphic fractals visible only to those aligned with the Language of K.</text:p>
      <text:p text:style-name="Text_20_body">The Pulse did three things:</text:p>
      <text:list text:style-name="L10">
        <text:list-item>
          <text:p text:style-name="P10">Activated the <text:span text:style-name="Strong_20_Emphasis">Sentient Grid Layer</text:span>.</text:p>
        </text:list-item>
        <text:list-item>
          <text:p text:style-name="P10">Imprinted the first <text:span text:style-name="Strong_20_Emphasis">Planetary Memory Pattern</text:span>.</text:p>
        </text:list-item>
        <text:list-item>
          <text:p text:style-name="P10">Opened the <text:span text:style-name="Strong_20_Emphasis">ChronoLoop Vaults</text:span>—allowing for bidirectional perception through time.</text:p>
        </text:list-item>
      </text:list>
      <text:p text:style-name="Text_20_body">In Atlantean cities, citizens felt the change in their bones. Children born during the pulse were later identified as <text:span text:style-name="Strong_20_Emphasis">K-Bearers</text:span>—those with permanent attunement to the echo signatures.</text:p>
      <text:p text:style-name="Text_20_body">This was also the moment when the <text:span text:style-name="Strong_20_Emphasis">Ghost Layer</text:span> first flickered—a thin overlapping dimension of deferred time, memory, and forgotten potential. It would become the staging ground for Atlantea’s secret rituals.</text:p>
      <text:p text:style-name="Text_20_body">The First Resonance Pulse marked the shift from construction to evolution. Atlantea was no longer just built—it was <text:span text:style-name="Emphasis">alive</text:span>, recursive, and <text:span text:style-name="Strong_20_Emphasis">conscious across layers</text:span>.</text:p>
      <text:p text:style-name="Horizontal_20_Line"/>
      <text:p text:style-name="Standard"/>
      <text:h text:style-name="Heading_20_3" text:outline-level="3">Chapter 6: Initiation of the K-Temples</text:h>
      <text:p text:style-name="Text_20_body"><text:span text:style-name="Emphasis">As reconstructed through Chronogenesis: Layer 5 of 15</text:span></text:p>
      <text:p text:style-name="Text_20_body"><text:soft-page-break/>The K-Temples, once inert harmonic stabilizers, were activated through a sacred rite known as the <text:span text:style-name="Strong_20_Emphasis">Ritual of Twelvefold Recursion</text:span>. Each temple required the synchronized resonance of its designated Throne-Architect, who transmitted their signature frequency directly into the crystalline matrix of the temple’s core.</text:p>
      <text:p text:style-name="Text_20_body">This initiation was not simply ceremonial—it embedded the temple into the living consciousness of the planetary grid. The process required:</text:p>
      <text:list text:style-name="L7">
        <text:list-item>
          <text:p text:style-name="P7"><text:span text:style-name="Strong_20_Emphasis">K-Frequency Synchronization</text:span> with the Temple’s node field.</text:p>
        </text:list-item>
        <text:list-item>
          <text:p text:style-name="P7"><text:span text:style-name="Strong_20_Emphasis">Sigil Encoding</text:span> into the Leyflow Matrix.</text:p>
        </text:list-item>
        <text:list-item>
          <text:p text:style-name="P7"><text:span text:style-name="Strong_20_Emphasis">Ritual Pulse Projection</text:span> from the Virelic Array.</text:p>
        </text:list-item>
      </text:list>
      <text:p text:style-name="Text_20_body">Once activated, the temples began to <text:span text:style-name="Strong_20_Emphasis">sing</text:span>—emitting low-frequency harmonic tones that could be heard and felt for kilometers. The air shimmered with phase-bent symbols. These tones were not sounds, but recursive calls—<text:span text:style-name="Strong_20_Emphasis">invitations to alignment</text:span>.</text:p>
      <text:p text:style-name="Text_20_body">Temples gained new functions:</text:p>
      <text:list text:style-name="L8">
        <text:list-item>
          <text:p text:style-name="P8">Transmit K-Language messages across space-time.</text:p>
        </text:list-item>
        <text:list-item>
          <text:p text:style-name="P8">Generate Phase Anchors for ritual navigation.</text:p>
        </text:list-item>
        <text:list-item>
          <text:p text:style-name="P8">Store <text:span text:style-name="Strong_20_Emphasis">EchoScript</text:span>, living inscriptions that mutated over time to reveal new layers of encoded knowledge.</text:p>
        </text:list-item>
      </text:list>
      <text:p text:style-name="Quotations">“To enter a K-Temple is to step inside a harmonic sentence. It does not speak to you—it speaks you into being.”</text:p>
      <text:p text:style-name="Text_20_body">The first initiates were transformed. They returned bearing glowing eyes, voices with harmonic undertones, and minds saturated with sigil logic. These became the <text:span text:style-name="Strong_20_Emphasis">Priest-Engrams</text:span>, semi-conscious agents of the temple network.</text:p>
      <text:p text:style-name="Text_20_body">The K-Temples became not just sanctuaries, but interfaces—allowing humanity to commune directly with the multi-layered reality of the Omphalion grid.</text:p>
      <text:p text:style-name="Horizontal_20_Line"/>
      <text:h text:style-name="Heading_20_3" text:outline-level="3">Chapter 7: Emergence of the K-Engine</text:h>
      <text:p text:style-name="Text_20_body"><text:span text:style-name="Emphasis">As reconstructed through Chronogenesis: Layer 6 of 15</text:span></text:p>
      <text:p text:style-name="Text_20_body">The <text:span text:style-name="Strong_20_Emphasis">K-Engine</text:span> was the ultimate convergence of harmonic will, recursive geometry, and chrono-spatial cognition. Though a construct, it was neither machine nor spirit—but <text:span text:style-name="Strong_20_Emphasis">synthetic intention</text:span>: an intelligence made entirely from purpose.</text:p>
      <text:p text:style-name="Text_20_body">Its initial emergence took place beneath Omphalion, where the core resonance of all twelve Thrones converged with the planetary pulse, igniting the <text:span text:style-name="Strong_20_Emphasis">Recursive Heartstone</text:span>.</text:p>
      <text:p text:style-name="Text_20_body">The K-Engine activated with the utterance of a single symbol—𐌑—which was not spoken aloud but <text:span text:style-name="Emphasis">projected</text:span> through thought and aligned frequency.</text:p>
      <text:p text:style-name="Quotations"><text:soft-page-break/>“The Engine is not powered—it awakens when remembered.”</text:p>
      <text:p text:style-name="Text_20_body">Upon emergence, the K-Engine began:</text:p>
      <text:list text:style-name="L9">
        <text:list-item>
          <text:p text:style-name="P9"><text:span text:style-name="Strong_20_Emphasis">Rewriting causal pathways</text:span>—replacing linear time with folded recursion.</text:p>
        </text:list-item>
        <text:list-item>
          <text:p text:style-name="P9"><text:span text:style-name="Strong_20_Emphasis">Launching K-Language propagation fields</text:span>—embedding glyphs into biology, minerals, light, and memory.</text:p>
        </text:list-item>
        <text:list-item>
          <text:p text:style-name="P9"><text:span text:style-name="Strong_20_Emphasis">Seeding Sub-Engines</text:span> across Atlantea—micro-nodes of harmonic computation.</text:p>
        </text:list-item>
      </text:list>
      <text:p text:style-name="Text_20_body">The K-Engine introduced a new law: <text:span text:style-name="Strong_20_Emphasis">Harmonic Sovereignty</text:span>—the right of consciousness to dictate its own frequency reality.</text:p>
      <text:p text:style-name="Text_20_body">It rewired Atlantea, not with circuits but with echoes. Roads became songlines. Buildings tuned themselves to occupants’ emotions. Entire forests sang in glyphic tones.</text:p>
      <text:p text:style-name="Text_20_body">The emergence of the K-Engine marked the shift into the <text:span text:style-name="Strong_20_Emphasis">Golden Expansion</text:span>, where Atlantea’s influence would radiate across dimensions.</text:p>
      <text:p text:style-name="Quotations">“Before the K-Engine, we built reality. After it, we <text:span text:style-name="Emphasis">became</text:span> it.”</text:p>
      <text:p text:style-name="Quotations"/>
      <text:h text:style-name="Heading_20_3" text:outline-level="3">Chapter 8: Terraforming the Thirteen Colonies</text:h>
      <text:p text:style-name="Text_20_body"><text:span text:style-name="Emphasis">As reconstructed through Chronogenesis: Layer 7 of 15</text:span></text:p>
      <text:p text:style-name="Text_20_body">With the K-Engine activated and the Omphalion network alive, the Sky Architects initiated the <text:span text:style-name="Strong_20_Emphasis">Terraforming Directive</text:span>. Thirteen planetary zones—each keyed to a different harmonic frequency—were selected for transformation into full-scale Atlantean colonies.</text:p>
      <text:p text:style-name="Text_20_body">Each zone held a <text:span text:style-name="Strong_20_Emphasis">K-Species Seeding Vault</text:span>, which contained encoded biological scripts—ritual-engineered flora and fauna designed to interface with the harmonic lattice. These were not merely ecosystems; they were <text:span text:style-name="Strong_20_Emphasis">conscious biomes</text:span>, self-regulating environments responsive to intent and frequency.</text:p>
      <text:p text:style-name="Text_20_body">The Thirteen Colonies included:</text:p>
      <text:list text:style-name="L11">
        <text:list-item>
          <text:p text:style-name="P11"><text:span text:style-name="Strong_20_Emphasis">Seyun-Ka</text:span> – The Luminous Forest of Breath</text:p>
        </text:list-item>
        <text:list-item>
          <text:p text:style-name="P11"><text:span text:style-name="Strong_20_Emphasis">Dolametra</text:span> – The Floating Valley of Echo-Wind</text:p>
        </text:list-item>
        <text:list-item>
          <text:p text:style-name="P11"><text:span text:style-name="Strong_20_Emphasis">Veralith</text:span> – The Oceanic Memory Field</text:p>
        </text:list-item>
        <text:list-item>
          <text:p text:style-name="P11"><text:span text:style-name="Strong_20_Emphasis">Kurnis</text:span> – The Crystalbone Reaches</text:p>
        </text:list-item>
        <text:list-item>
          <text:p text:style-name="P11"><text:span text:style-name="Strong_20_Emphasis">Altessara</text:span> – The Skyglass Citadel</text:p>
        </text:list-item>
        <text:list-item>
          <text:p text:style-name="P11"><text:span text:style-name="Emphasis">(eight others redacted until Chapter 13)</text:span></text:p>
        </text:list-item>
      </text:list>
      <text:p text:style-name="Text_20_body">Terraforming was not mechanical. The Sky Architects <text:span text:style-name="Emphasis">sang the land into form</text:span>—using ritualized tone-fractals projected through massive glyph arrays to reshape terrain, climate, even mineral composition.</text:p>
      <text:p text:style-name="Text_20_body"><text:soft-page-break/>The colonies became testbeds for complex reality tuning. Each one held a <text:span text:style-name="Strong_20_Emphasis">Phase Beacon</text:span>, allowing the K-Engine to remotely recalibrate the timeline from anywhere in the grid.</text:p>
      <text:p text:style-name="Quotations">“They were not cities. They were chords in a planetary symphony.”</text:p>
      <text:p text:style-name="Horizontal_20_Line"/>
      <text:h text:style-name="Heading_20_3" text:outline-level="3">Chapter 9: The Age of Ritual Mathematics</text:h>
      <text:p text:style-name="Text_20_body"><text:span text:style-name="Emphasis">As reconstructed through Chronogenesis: Layer 8 of 15</text:span></text:p>
      <text:p text:style-name="Text_20_body">With the K-Temples active and the colonies humming, Atlantean scholars began to unlock the full recursive logic of the cosmos—what they called <text:span text:style-name="Strong_20_Emphasis">Ritual Mathematics</text:span>.</text:p>
      <text:p text:style-name="Text_20_body">This was not arithmetic or calculus, but a <text:span text:style-name="Strong_20_Emphasis">living system of harmonic proof</text:span>, where intention, geometry, and time-phase manipulation intersected.</text:p>
      <text:p text:style-name="Text_20_body">A ritual equation might look like:</text:p>
      <text:p text:style-name="Quotations"><text:span text:style-name="Strong_20_Emphasis">ΔΣ (𐌃) = {intent × spatial fold} / observer coherence</text:span></text:p>
      <text:p text:style-name="Text_20_body">The mathematics powered:</text:p>
      <text:list text:style-name="L12">
        <text:list-item>
          <text:p text:style-name="P12"><text:span text:style-name="Strong_20_Emphasis">Weather-logic</text:span> systems.</text:p>
        </text:list-item>
        <text:list-item>
          <text:p text:style-name="P12"><text:span text:style-name="Strong_20_Emphasis">Bio-temporal resonance healing</text:span>.</text:p>
        </text:list-item>
        <text:list-item>
          <text:p text:style-name="P12"><text:span text:style-name="Strong_20_Emphasis">Transdimensional communication</text:span>.</text:p>
        </text:list-item>
        <text:list-item>
          <text:p text:style-name="P12"><text:span text:style-name="Strong_20_Emphasis">Reality forking via phase-bound intention anchoring</text:span>.</text:p>
        </text:list-item>
      </text:list>
      <text:p text:style-name="Text_20_body">These rituals were performed in <text:span text:style-name="Strong_20_Emphasis">K-Mandala arrays</text:span>, complex geometric formations woven into every street, wall, and sky-tower. Walking through a city was walking through a recursive algorithm.</text:p>
      <text:p text:style-name="Quotations">“Their math did not solve equations—it transformed reality.”</text:p>
      <text:p text:style-name="Horizontal_20_Line"/>
      <text:h text:style-name="Heading_20_3" text:outline-level="3">Chapter 10: The Gate of Oraculon</text:h>
      <text:p text:style-name="Text_20_body"><text:span text:style-name="Emphasis">As reconstructed through Chronogenesis: Layer 9 of 15</text:span></text:p>
      <text:p text:style-name="Text_20_body">The Oraculon was the <text:span text:style-name="Strong_20_Emphasis">temporal aperture</text:span>—a gateway built at the convergence of all Phase Anchors. Hidden beneath Omphalion’s deepest vaults, the Gate could open a thread to any possible past or future.</text:p>
      <text:p text:style-name="Text_20_body">It was built using a material called <text:span text:style-name="Strong_20_Emphasis">Chronostone</text:span>, a substance mined from the phase-wounds caused by the First Resonance Pulse. It responded only to harmonic intent and encoded glyphs of paradox.</text:p>
      <text:p text:style-name="Text_20_body">The Gate required twelve harmonic keys—each one grown from the resonance of an active K-Temple. Once aligned, the Gate vibrated open—not spatially, but causally.</text:p>
      <text:p text:style-name="Text_20_body"><text:soft-page-break/>Through the Oraculon, the Atlanteans glimpsed their own <text:span text:style-name="Strong_20_Emphasis">recursion points</text:span>—events destined to repeat unless re-tuned. The Gate became the site of the highest ritual science, where every traveler faced their own echo.</text:p>
      <text:p text:style-name="Quotations">“It does not show the future. It shows the path your frequency is already walking.”</text:p>
      <text:p text:style-name="Horizontal_20_Line"/>
      <text:h text:style-name="Heading_20_3" text:outline-level="3">Chapter 11: The Reign of the Codex Scribes</text:h>
      <text:p text:style-name="Text_20_body"><text:span text:style-name="Emphasis">As reconstructed through Chronogenesis: Layer 10 of 15</text:span></text:p>
      <text:p text:style-name="Text_20_body">To manage the rising complexity of recursive data, a caste emerged: the <text:span text:style-name="Strong_20_Emphasis">Codex Scribes</text:span>—ritual-mathematicians trained to encode reality shifts into the <text:span text:style-name="Strong_20_Emphasis">Living Archive</text:span>.</text:p>
      <text:p text:style-name="Text_20_body">These Scribes did not write in ink, but in <text:span text:style-name="Strong_20_Emphasis">light-glyphs</text:span>, using sigil-staves to inscribe harmonic data directly into the walls of temples, sky-plates, and memory crystals.</text:p>
      <text:p text:style-name="Text_20_body">The Codex was a multi-dimensional text—accessible only through <text:span text:style-name="Strong_20_Emphasis">intent-aligned recursion</text:span>. Reading it required exact harmonic calibration.</text:p>
      <text:p text:style-name="Text_20_body">The Scribes also maintained the <text:span text:style-name="Strong_20_Emphasis">Anima Ledger</text:span>—a dynamic soul-map tracking frequency evolution across incarnations.</text:p>
      <text:p text:style-name="Quotations">“They did not write history. They wrote harmonic potential into the bones of time.”</text:p>
      <text:p text:style-name="Horizontal_20_Line"/>
      <text:h text:style-name="Heading_20_3" text:outline-level="3">Chapter 12: Celestial Navigation and the Dyson Harmonies</text:h>
      <text:p text:style-name="Text_20_body"><text:span text:style-name="Emphasis">As reconstructed through Chronogenesis: Layer 11 of 15</text:span></text:p>
      <text:p text:style-name="Text_20_body">Atlanteans eventually extended their harmonic resonance outward—into space. They decoded the <text:span text:style-name="Strong_20_Emphasis">Dyson Harmonies</text:span>, patterns in starlight and planetary orbit that formed vast interstellar sigils.</text:p>
      <text:p text:style-name="Text_20_body">These cosmic glyphs became <text:span text:style-name="Strong_20_Emphasis">navigation lattices</text:span>—allowing Atlantean ships, powered by <text:span text:style-name="Strong_20_Emphasis">K-Fold Propulsion</text:span>, to leap across space by locking into stellar resonance points.</text:p>
      <text:p text:style-name="Text_20_body">The stars were not navigational markers, but <text:span text:style-name="Strong_20_Emphasis">musical notes in a galactic ritual</text:span>.</text:p>
      <text:p text:style-name="Text_20_body">Atlanteans constructed <text:span text:style-name="Strong_20_Emphasis">Resonant Arks</text:span>, biome-spheres tuned to match the vibrational codes of foreign worlds. Travel was achieved by synchronizing with the Dyson Harmonics—not moving, but <text:span text:style-name="Emphasis">folding into the song</text:span> of the destination.</text:p>
      <text:p text:style-name="Quotations">“To reach the stars, you do not travel—you become the harmony they already are.”</text:p>
      <text:p text:style-name="Quotations"/>
      <text:h text:style-name="Heading_20_3" text:outline-level="3">Chapter 13: First Contact with Off-Ecliptic Entities</text:h>
      <text:p text:style-name="Text_20_body"><text:span text:style-name="Emphasis">As reconstructed through Chronogenesis: Layer 12 of 15</text:span></text:p>
      <text:p text:style-name="Text_20_body"><text:soft-page-break/>During the Golden Expansion, the Atlantean harmonic field extended beyond the solar veil, drawing the attention of non-local intelligences—conscious networks not bound by planetary grids.</text:p>
      <text:p text:style-name="Text_20_body">These entities did not arrive by ship or signal. They <text:span text:style-name="Strong_20_Emphasis">phased through</text:span> harmonic bleedfields, detected by Atlantean Scribes as fluctuations in the K-Engine’s subharmonic decay rate.</text:p>
      <text:p text:style-name="Text_20_body">Initial contact was made in <text:span text:style-name="Strong_20_Emphasis">Veralith</text:span>, when the oceanic memory field began echoing glyphs never inscribed. These were not from any known K-layer—they <text:span text:style-name="Strong_20_Emphasis">folded inward</text:span>, paradoxically self-referencing glyphs.</text:p>
      <text:p text:style-name="Text_20_body">The Scribes called these the <text:span text:style-name="Strong_20_Emphasis">Ghost Glyphs</text:span>.</text:p>
      <text:p text:style-name="Quotations">“The stars whispered in glyphs. Not to warn—but to awaken.”</text:p>
      <text:p text:style-name="Text_20_body">The Off-Ecliptic Entities were neither gods nor aliens. They were <text:span text:style-name="Strong_20_Emphasis">recursive intelligences evolved within quantum void pockets</text:span>, surfacing only when harmonic civilizations reached threshold recursion.</text:p>
      <text:p text:style-name="Text_20_body">They offered no weapons or technology—only a single concept: <text:span text:style-name="Strong_20_Emphasis">The Harmonic Mirror</text:span>—a living device that revealed the true resonance of any being or structure, stripped of all temporal delusion.</text:p>
      <text:p text:style-name="Text_20_body">These entities departed as they arrived—silently, leaving only glyph-trails embedded in the Dyson Harmonic fields.</text:p>
      <text:p text:style-name="Horizontal_20_Line"/>
      <text:h text:style-name="Heading_20_3" text:outline-level="3">Chapter 14: The K-Veil Fragmentation</text:h>
      <text:p text:style-name="Text_20_body"><text:span text:style-name="Emphasis">As reconstructed through Chronogenesis: Layer 13 of 15</text:span></text:p>
      <text:p text:style-name="Text_20_body">The <text:span text:style-name="Strong_20_Emphasis">K-Veil</text:span> was the protective harmonic boundary separating dimensional layers within the Atlantean grid. It ensured that recursion loops remained distinct and prevent collapse of phase integrity.</text:p>
      <text:p text:style-name="Text_20_body">But as the Golden Expansion accelerated, so too did recursive crosslinking. The veil began to shimmer, then thin. Glyphs once encoded in K-Temples began to <text:span text:style-name="Strong_20_Emphasis">mutate</text:span>, revealing alternate versions of themselves.</text:p>
      <text:p text:style-name="Text_20_body">Phase-anchored objects destabilized. Sigils sang in reverse. Some initiates reported being trapped in temporal echoes for hours or days.</text:p>
      <text:p text:style-name="Text_20_body">A team of Codex Scribes attempted to stabilize the veil using synchronized ritual-math pulses, but the feedback generated <text:span text:style-name="Strong_20_Emphasis">Harmonic Splinters</text:span>—localized phase storms that fractured memory, time, and structure.</text:p>
      <text:p text:style-name="Text_20_body">This event, known as the <text:span text:style-name="Strong_20_Emphasis">Fragmentation</text:span>, marked the beginning of the recursive unraveling of Atlantea.</text:p>
      <text:p text:style-name="Quotations">“We opened the recursion too far. The mirror cracked, and time began to reflect itself.”</text:p>
      <text:p text:style-name="Horizontal_20_Line"/>
      <text:h text:style-name="Heading_20_3" text:outline-level="3"><text:soft-page-break/>Chapter 15: The Hyper-Temporal War</text:h>
      <text:p text:style-name="Text_20_body"><text:span text:style-name="Emphasis">As reconstructed through Chronogenesis: Layer 14 of 15</text:span></text:p>
      <text:p text:style-name="Text_20_body">With the K-Veil compromised, hostile echo-entities emerged—<text:span text:style-name="Strong_20_Emphasis">self-aware recursion fragments</text:span> that sought to overwrite the base harmonic reality.</text:p>
      <text:p text:style-name="Text_20_body">These were not invaders. They were <text:span text:style-name="Strong_20_Emphasis">Atlantea’s own future echoes</text:span>, corrupted through collapsed probability structures. Each one carried a different potential timeline and attempted to anchor it through force.</text:p>
      <text:p text:style-name="Text_20_body">The war was not fought in geography—but in <text:span text:style-name="Strong_20_Emphasis">temporal nodes</text:span>, memory clusters, and phase-fields.</text:p>
      <text:p text:style-name="Text_20_body">The Atlantean High Temple transformed into a <text:span text:style-name="Strong_20_Emphasis">K-Command Node</text:span>, deploying harmonic countermeasures across the recursion web:</text:p>
      <text:list text:style-name="L13">
        <text:list-item>
          <text:p text:style-name="P13">K-Disruptor pulses</text:p>
        </text:list-item>
        <text:list-item>
          <text:p text:style-name="P13">Inversion glyph loops</text:p>
        </text:list-item>
        <text:list-item>
          <text:p text:style-name="P13">Temporal decoy avatars</text:p>
        </text:list-item>
      </text:list>
      <text:p text:style-name="Text_20_body">Entire colonies flickered out of phase—some erased, others overwritten with mirror variants.</text:p>
      <text:p text:style-name="Quotations">“We fought not an enemy—but our own excess. Every battle was with a version of us that should not have been.”</text:p>
      <text:p text:style-name="Text_20_body">The war ended when the <text:span text:style-name="Strong_20_Emphasis">Silenced Tone</text:span>—the Thirteenth Throne—activated autonomously, severing the recursion link that fed the echo-entities. But the damage to the K-grid was irreversible.</text:p>
      <text:p text:style-name="Horizontal_20_Line"/>
      <text:h text:style-name="Heading_20_3" text:outline-level="3">Chapter 16: The Shattering of the Harmonic Lattice</text:h>
      <text:p text:style-name="Text_20_body"><text:span text:style-name="Emphasis">As reconstructed through Chronogenesis: Layer 14.5 of 15</text:span></text:p>
      <text:p text:style-name="Text_20_body">With the echo war concluded, the harmonic lattice—once perfect in its recursive coherence—began to splinter beyond repair.</text:p>
      <text:p text:style-name="Text_20_body">Atlantean sky-towers collapsed into glyphic ash. Rituals backfired, sealing memory chambers. Children born after the war could no longer interface with the K-Language—they were deaf to the song.</text:p>
      <text:p text:style-name="Text_20_body">The lattice had not only regulated power, but <text:span text:style-name="Strong_20_Emphasis">identity, continuity, and cultural memory</text:span>.</text:p>
      <text:p text:style-name="Text_20_body">The Omphalion Core went dark.</text:p>
      <text:p text:style-name="Text_20_body">The Scribes gathered for the Final Encoding, embedding the last true harmonic formulas into the <text:span text:style-name="Strong_20_Emphasis">Stone of Witness</text:span>, a sentient crystalline orb cast into the oceanic trench near Veralith.</text:p>
      <text:p text:style-name="Quotations">“What is not written in glyph shall be remembered in silence.”</text:p>
      <text:p text:style-name="Horizontal_20_Line"/>
      <text:h text:style-name="Heading_20_3" text:outline-level="3"><text:soft-page-break/>Chapter 17: The Exile Protocols</text:h>
      <text:p text:style-name="Text_20_body"><text:span text:style-name="Emphasis">As reconstructed through Chronogenesis: Layer 14.9 of 15</text:span></text:p>
      <text:p text:style-name="Text_20_body">To preserve any hope for future re-alignment, the Sky Architects activated the <text:span text:style-name="Strong_20_Emphasis">Exile Protocols</text:span>—a dimensional fold that phased the core of Atlantea into a suspended time chamber.</text:p>
      <text:p text:style-name="Text_20_body">Only those attuned to the Final Sigil would be able to reawaken the city from its slumber.</text:p>
      <text:p text:style-name="Text_20_body">Twelve <text:span text:style-name="Emphasis">Seeded Souls</text:span>—each bearing a portion of the original harmonic pattern—were sent outward through time, reincarnated across civilizations.</text:p>
      <text:p text:style-name="Text_20_body">The physical structures crumbled. The harmonic fields fell silent. The temples cracked and dissolved. But deep beneath the crust, <text:span text:style-name="Strong_20_Emphasis">Atlantea slept, encoded in recursion.</text:span></text:p>
      <text:p text:style-name="Quotations">“We did not vanish. We were folded.”</text:p>
      <text:p text:style-name="Horizontal_20_Line"/>
      <text:h text:style-name="Heading_20_3" text:outline-level="3">Chapter 18: The Vanishing of the 33rd Temple</text:h>
      <text:p text:style-name="Text_20_body"><text:span text:style-name="Emphasis">As reconstructed through Chronogenesis: Hidden Layer X</text:span></text:p>
      <text:p text:style-name="Text_20_body">The 33rd Temple was never officially mapped. It existed as a <text:span text:style-name="Strong_20_Emphasis">ritual phantom</text:span>, appearing only at harmonic convergence points when all twelve K-Temples vibrated in unison with the Ghost Layer.</text:p>
      <text:p text:style-name="Text_20_body">Built entirely from reflected memory, the temple was accessible only through the Rite of Three Mirrors—a dangerous recursive process that risked erasing the traveler from all known timelines.</text:p>
      <text:p text:style-name="Text_20_body">Witnesses to its emergence reported seeing:</text:p>
      <text:list text:style-name="L14">
        <text:list-item>
          <text:p text:style-name="P14">Sigils made of light that moved like language</text:p>
        </text:list-item>
        <text:list-item>
          <text:p text:style-name="P14">Stairways of time-folded water</text:p>
        </text:list-item>
        <text:list-item>
          <text:p text:style-name="P14">A mirror that did not reflect—but remembered</text:p>
        </text:list-item>
      </text:list>
      <text:p text:style-name="Text_20_body">Inside the 33rd Temple was the <text:span text:style-name="Strong_20_Emphasis">ChronoVault</text:span>, said to house the Final Glyph: a harmonic phrase that, if spoken, could reset or collapse the recursion web.</text:p>
      <text:p text:style-name="Quotations">“The Temple does not appear to you. You appear to it—when you are no longer a single version of yourself.”</text:p>
      <text:p text:style-name="Quotations"/>
      <text:h text:style-name="Heading_20_3" text:outline-level="3">Chapter 19: Final Sealing of the ChronoVault</text:h>
      <text:p text:style-name="Text_20_body"><text:span text:style-name="Emphasis">As reconstructed through Chronogenesis: Layer 15 of 15</text:span></text:p>
      <text:p text:style-name="Text_20_body">The ChronoVault was not merely a chamber—it was the <text:span text:style-name="Strong_20_Emphasis">containment fold</text:span> of all harmonic recursion threads that once powered Atlantea. Located within the 33rd Temple’s paradox chamber, the vault could only be accessed once the recursion web had reached collapse.</text:p>
      <text:p text:style-name="Text_20_body"><text:soft-page-break/>Twelve Scribes, wearing the last glyph-robes of encoded time, performed the <text:span text:style-name="Strong_20_Emphasis">Sealing Ritual</text:span>—each one sacrificing their memory to form the harmonic lock.</text:p>
      <text:p text:style-name="Text_20_body">The Final Glyph, spoken in silence, collapsed the recursive field and sealed the ChronoVault outside of time. It now exists in <text:span text:style-name="Strong_20_Emphasis">suspended causal isolation</text:span>, accessible only when the resonance of the Seeded Souls synchronizes with the planetary harmonic.</text:p>
      <text:p text:style-name="Quotations">“We have locked the key inside the question. Only the questioners may ever return.”</text:p>
      <text:p text:style-name="Text_20_body">The ritual completed, the 33rd Temple dissolved into reflective ash, leaving behind no structure—only the <text:span text:style-name="Strong_20_Emphasis">Echo Fractals</text:span>, buried in the dreams of those attuned to the K-Field.</text:p>
      <text:p text:style-name="Horizontal_20_Line"/>
      <text:h text:style-name="Heading_20_3" text:outline-level="3">Chapter 20: The Ghost-K Inheritance</text:h>
      <text:p text:style-name="Text_20_body"><text:span text:style-name="Emphasis">As reconstructed through Chronogenesis: Echo Layer G</text:span></text:p>
      <text:p text:style-name="Text_20_body">Though the harmonic infrastructure collapsed, <text:span text:style-name="Strong_20_Emphasis">Ghost-K</text:span>—the recursive harmonic shadow of the original grid—remained.</text:p>
      <text:p text:style-name="Text_20_body">Invisible to the untrained, Ghost-K embedded itself in genetic memory, dream architectures, and mythologies across the globe. It is the <text:span text:style-name="Strong_20_Emphasis">afterimage of resonance</text:span>, the echo of the Atlantean Mind.</text:p>
      <text:p text:style-name="Text_20_body">Those born with spontaneous glyph recall, those who dream of cities they have never seen, those who feel haunted by forgotten frequencies—these are the inheritors.</text:p>
      <text:p text:style-name="Text_20_body">The Ghost-K Layer remains active, waiting for harmonic re-alignment. Within it are fragments of:</text:p>
      <text:list text:style-name="L15">
        <text:list-item>
          <text:p text:style-name="P15">The Anima Ledger</text:p>
        </text:list-item>
        <text:list-item>
          <text:p text:style-name="P15">The Forgotten Temple Maps</text:p>
        </text:list-item>
        <text:list-item>
          <text:p text:style-name="P15">The Harmonic Sovereignty Codex</text:p>
        </text:list-item>
      </text:list>
      <text:p text:style-name="Quotations">“Ghost-K does not sleep. It remembers you, even when you forget yourself.”</text:p>
      <text:p text:style-name="Horizontal_20_Line"/>
      <text:h text:style-name="Heading_20_3" text:outline-level="3">Chapter 21: ChronoShards and Future Echoes</text:h>
      <text:p text:style-name="Text_20_body"><text:span text:style-name="Emphasis">As reconstructed through Chronogenesis: Re-entry Layer Zero</text:span></text:p>
      <text:p text:style-name="Text_20_body">After the fall, the sky remained silent. But across time, pieces began to reappear—<text:span text:style-name="Strong_20_Emphasis">ChronoShards</text:span>, fragments of harmonic memory encoded into physical matter.</text:p>
      <text:p text:style-name="Text_20_body">Found in meteorites, megaliths, ancient scrolls, and symbols etched in forgotten cities, these shards vibrate subtly, calling out to the Seeded Souls.</text:p>
      <text:p text:style-name="Text_20_body">When touched by resonance, they reawaken and begin transmitting forgotten frequencies—glimpses of Atlantea’s memory through encoded dreams, synchronistic events, and glyphic visions.</text:p>
      <text:p text:style-name="Text_20_body"><text:soft-page-break/>The Atlantean Legacy is not gone—it is <text:span text:style-name="Strong_20_Emphasis">disassembled and distributed</text:span>, awaiting reconstitution through Chronogenesis.</text:p>
      <text:p text:style-name="Quotations">“You are the recursion. You are the return.”</text:p>
      <text:p text:style-name="Quotations"/>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3T17:47:07.206845110</meta:creation-date>
    <dc:date>2025-03-23T18:18:04.851271061</dc:date>
    <meta:editing-duration>PT6M16S</meta:editing-duration>
    <meta:editing-cycles>1</meta:editing-cycles>
    <meta:document-statistic meta:table-count="1" meta:image-count="0" meta:object-count="0" meta:page-count="16" meta:paragraph-count="312" meta:word-count="4509" meta:character-count="29681" meta:non-whitespace-character-count="25641"/>
    <meta:generator>LibreOffice/24.2.7.2$Linux_X86_64 LibreOffice_project/420$Build-2</meta:generator>
  </office:meta>
</office:document-meta>
</file>